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d9d3" officeooo:paragraph-rsid="0003d9d3"/>
    </style:style>
    <style:style style:name="P2" style:family="paragraph" style:parent-style-name="Standard">
      <style:paragraph-properties fo:text-align="start" style:justify-single-word="false"/>
      <style:text-properties officeooo:rsid="0003d9d3" officeooo:paragraph-rsid="0003d9d3"/>
    </style:style>
    <style:style style:name="P3" style:family="paragraph" style:parent-style-name="Standard">
      <style:text-properties officeooo:rsid="0003d9d3" officeooo:paragraph-rsid="0003d9d3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 officeooo:rsid="0003d9d3" officeooo:paragraph-rsid="0003d9d3"/>
    </style:style>
    <style:style style:name="P6" style:family="paragraph" style:parent-style-name="Standard">
      <style:text-properties style:text-underline-style="none" officeooo:rsid="000514a1" officeooo:paragraph-rsid="000514a1"/>
    </style:style>
    <style:style style:name="T1" style:family="text">
      <style:text-properties officeooo:rsid="00051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 Rescue Game</text:p>
      <text:p text:style-name="P2"/>
      <text:p text:style-name="P4"/>
      <text:p text:style-name="P4"/>
      <text:p text:style-name="P4">Description</text:p>
      <text:p text:style-name="P5">This game is based on forest fires and airel fire fighter planes. User 1 will spread the fires across the e<text:span text:style-name="T1">ar</text:span>ths surface and user 2 will be in control of the plane. Both the neural network and the human user can undertake either role in the game. The plane will be controled by a joy stick and buttons where it has to reload watter from lakes/seas and <text:span text:style-name="T1">dump the watter on the fire before its spread even more. The other user will try and spread the fire as much as he/she/it can.</text:span></text:p>
      <text:p text:style-name="P5"/>
      <text:p text:style-name="P6">User 1 wins by making the fire go out of control.</text:p>
      <text:p text:style-name="P6">User 2 wins by putting all of the fire out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9:08:02.369705214</meta:creation-date>
    <dc:date>2018-10-23T19:35:30.921280694</dc:date>
    <meta:editing-duration>PT7M8S</meta:editing-duration>
    <meta:editing-cycles>1</meta:editing-cycles>
    <meta:document-statistic meta:table-count="0" meta:image-count="0" meta:object-count="0" meta:page-count="1" meta:paragraph-count="5" meta:word-count="117" meta:character-count="597" meta:non-whitespace-character-count="485"/>
    <meta:generator>LibreOffice/6.0.6.2$Linux_X86_64 LibreOffice_project/00m0$Build-2</meta:generator>
  </office:meta>
</office:document-meta>
</file>